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Standard">a)</text:p>
      <text:p text:style-name="Standard">foobar(int n): O(n³+n^4), Ω<text:line-break/>foo(int n): O(n). Ω(log(n))<text:line-break/>bar(int n): O(n), Ω(log(n))</text:p>
      <text:p text:style-name="Standard"/>
      <text:p text:style-name="Standard">n²*(n+(n*n)) = n²*(n+n²) = n³+n^4</text:p>
      <text:p text:style-name="Standard"/>
      <text:p text:style-name="Standard">b)</text:p>
      <text:p text:style-name="Standard">400ms * ((20000³+20000^4)/(5000³+5000^4)) = <text:bookmark text:name="cwos"/>102385ms</text:p>
      <text:p text:style-name="Standard"/>
      <text:p text:style-name="Standard">2)</text:p>
      <text:p text:style-name="Standard">a)</text:p>
      <text:p text:style-name="Standard"><text:span text:style-name="T2">2^(n+1) = 2*2^n = </text:span>Θ(2^n)</text:p>
      <text:p text:style-name="P1"/>
      <text:p text:style-name="P1">(0.5 * 2^n &lt; 2^n &lt; 2*2^n)</text:p>
      <text:p text:style-name="P1"/>
      <text:p text:style-name="P1">b)</text:p>
      <text:p text:style-name="P1">1. ok</text:p>
      <text:p text:style-name="P1">2. nicht ok</text:p>
      <text:p text:style-name="P1">3. nicht ok</text:p>
      <text:p text:style-name="P1">4. ok</text:p>
      <text:p text:style-name="P1">5. nicht ok</text:p>
      <text:p text:style-name="P1"/>
      <text:p text:style-name="P1">3)</text:p>
      <text:p text:style-name="P1"/>
      <text:p text:style-name="P1">2^50/2^20 * 70m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Lehner</meta:initial-creator>
    <meta:creation-date>2017-04-01T20:58:06.86</meta:creation-date>
    <meta:document-statistic meta:table-count="0" meta:image-count="0" meta:object-count="0" meta:page-count="1" meta:paragraph-count="18" meta:word-count="71" meta:character-count="290"/>
    <dc:date>2017-04-01T23:51:01.45</dc:date>
    <dc:creator>Thomas Lehner</dc:creator>
    <meta:editing-duration>PT1H5M54S</meta:editing-duration>
    <meta:editing-cycles>1</meta:editing-cycles>
    <meta:generator>OpenOffice/4.1.2$Win32 OpenOffice.org_project/412m3$Build-9782</meta:generator>
  </office:meta>
</office:document-meta>
</file>